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3" draw:layer="layout" svg:width="2.59cm" svg:height="1.866cm" svg:x="7.141cm" svg:y="3.1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0.557cm" svg:height="0.529cm" svg:x="1.34cm" svg:y="3.8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2.423cm" svg:height="2.312cm" svg:x="3.626cm" svg:y="2.9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svg:x1="1.897cm" svg:y1="4.131cm" svg:x2="3.626cm" svg:y2="4.13cm" draw:start-shape="id1" draw:start-glue-point="10" draw:end-shape="id2" draw:end-glue-point="6">
          <text:p/>
        </draw:connector>
        <draw:connector draw:style-name="gr3" draw:text-style-name="P1" draw:layer="layout" svg:x1="6.049cm" svg:y1="4.13cm" svg:x2="7.141cm" svg:y2="4.131cm" draw:start-shape="id2" draw:start-glue-point="10" draw:end-shape="id3" draw:end-glue-point="3">
          <text:p/>
        </draw:connector>
        <draw:custom-shape draw:style-name="gr1" draw:text-style-name="P1" draw:id="id4" draw:layer="layout" svg:width="2.423cm" svg:height="2.312cm" svg:x="3.626cm" svg:y="6.4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2.423cm" svg:height="2.312cm" svg:x="3.626cm" svg:y="10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2.423cm" svg:height="2.312cm" svg:x="3.626cm" svg:y="13.7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4.837cm" svg:y1="5.287cm" svg:x2="4.837cm" svg:y2="6.475cm" draw:start-shape="id2" draw:start-glue-point="8" draw:end-shape="id4" draw:end-glue-point="4">
          <text:p/>
        </draw:connector>
        <draw:connector draw:style-name="gr3" draw:text-style-name="P1" draw:layer="layout" svg:x1="4.837cm" svg:y1="8.787cm" svg:x2="4.837cm" svg:y2="10.075cm" draw:start-shape="id4" draw:start-glue-point="8" draw:end-shape="id5" draw:end-glue-point="4">
          <text:p/>
        </draw:connector>
        <draw:connector draw:style-name="gr3" draw:text-style-name="P1" draw:layer="layout" svg:x1="4.837cm" svg:y1="12.387cm" svg:x2="4.837cm" svg:y2="13.763cm" draw:start-shape="id5" draw:start-glue-point="8" draw:end-shape="id6" draw:end-glue-point="4">
          <text:p/>
        </draw:connector>
        <draw:g>
          <draw:line draw:style-name="gr4" draw:text-style-name="P1" draw:id="id7" draw:layer="layout" svg:x1="4.069cm" svg:y1="17.184cm" svg:x2="5.629cm" svg:y2="17.184cm">
            <text:p/>
          </draw:line>
          <draw:line draw:style-name="gr4" draw:text-style-name="P1" draw:layer="layout" svg:x1="4.376cm" svg:y1="17.379cm" svg:x2="5.295cm" svg:y2="17.379cm">
            <text:p/>
          </draw:line>
          <draw:line draw:style-name="gr4" draw:text-style-name="P1" draw:layer="layout" svg:x1="4.598cm" svg:y1="17.602cm" svg:x2="5.072cm" svg:y2="17.602cm">
            <text:p/>
          </draw:line>
        </draw:g>
        <draw:connector draw:style-name="gr3" draw:text-style-name="P1" draw:layer="layout" svg:x1="4.837cm" svg:y1="16.075cm" svg:x2="4.849cm" svg:y2="17.184cm" draw:start-shape="id6" draw:start-glue-point="8" draw:end-shape="id7" draw:end-glue-point="0">
          <text:p/>
        </draw:connector>
        <draw:custom-shape draw:style-name="gr1" draw:text-style-name="P1" draw:id="id8" draw:layer="layout" svg:width="2.59cm" svg:height="1.866cm" svg:x="11.041cm" svg:y="3.1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59cm" svg:height="1.866cm" svg:x="14.841cm" svg:y="3.1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2.59cm" svg:height="1.866cm" svg:x="18.641cm" svg:y="3.198cm">
          <text:p/>
          <draw:enhanced-geometry svg:viewBox="0 0 21600 21600" draw:type="rectangle" draw:enhanced-path="M 0 0 L 21600 0 21600 21600 0 21600 0 0 Z N"/>
        </draw:custom-shape>
        <draw:g draw:id="id11">
          <draw:line draw:style-name="gr4" draw:text-style-name="P1" draw:layer="layout" svg:x1="22.846cm" svg:y1="4.911cm" svg:x2="22.846cm" svg:y2="3.351cm">
            <text:p/>
          </draw:line>
          <draw:line draw:style-name="gr4" draw:text-style-name="P1" draw:layer="layout" svg:x1="23.041cm" svg:y1="4.604cm" svg:x2="23.041cm" svg:y2="3.685cm">
            <text:p/>
          </draw:line>
          <draw:line draw:style-name="gr4" draw:text-style-name="P1" draw:layer="layout" svg:x1="23.264cm" svg:y1="4.382cm" svg:x2="23.264cm" svg:y2="3.908cm">
            <text:p/>
          </draw:line>
        </draw:g>
        <draw:connector draw:style-name="gr3" draw:text-style-name="P1" draw:layer="layout" svg:x1="9.731cm" svg:y1="4.131cm" svg:x2="11.041cm" svg:y2="4.131cm" draw:start-shape="id3" draw:start-glue-point="1" draw:end-shape="id8" draw:end-glue-point="3">
          <text:p/>
        </draw:connector>
        <draw:connector draw:style-name="gr3" draw:text-style-name="P1" draw:layer="layout" svg:x1="13.631cm" svg:y1="4.131cm" svg:x2="14.841cm" svg:y2="4.131cm" draw:start-shape="id8" draw:start-glue-point="1" draw:end-shape="id9" draw:end-glue-point="3">
          <text:p/>
        </draw:connector>
        <draw:connector draw:style-name="gr3" draw:text-style-name="P1" draw:layer="layout" svg:x1="17.431cm" svg:y1="4.131cm" svg:x2="18.641cm" svg:y2="4.131cm" draw:start-shape="id9" draw:start-glue-point="1" draw:end-shape="id10" draw:end-glue-point="3">
          <text:p/>
        </draw:connector>
        <draw:connector draw:style-name="gr3" draw:text-style-name="P1" draw:layer="layout" svg:x1="21.231cm" svg:y1="4.131cm" svg:x2="22.846cm" svg:y2="4.131cm" draw:start-shape="id10" draw:start-glue-point="1" draw:end-shape="id11" draw:end-glue-point="3">
          <text:p/>
        </draw:connector>
        <draw:custom-shape draw:style-name="gr1" draw:text-style-name="P1" draw:id="id12" draw:layer="layout" svg:width="2.59cm" svg:height="1.866cm" svg:x="7.142cm" svg:y="6.6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49cm" svg:y1="7.63cm" svg:x2="7.142cm" svg:y2="7.631cm" draw:start-shape="id4" draw:start-glue-point="10" draw:end-shape="id12" draw:end-glue-point="3">
          <text:p/>
        </draw:connector>
        <draw:custom-shape draw:style-name="gr1" draw:text-style-name="P1" draw:id="id13" draw:layer="layout" svg:width="2.59cm" svg:height="1.866cm" svg:x="11.042cm" svg:y="6.6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.59cm" svg:height="1.866cm" svg:x="14.842cm" svg:y="6.698cm">
          <text:p/>
          <draw:enhanced-geometry svg:viewBox="0 0 21600 21600" draw:type="rectangle" draw:enhanced-path="M 0 0 L 21600 0 21600 21600 0 21600 0 0 Z N"/>
        </draw:custom-shape>
        <draw:g draw:id="id15">
          <draw:line draw:style-name="gr4" draw:text-style-name="P1" draw:layer="layout" svg:x1="18.647cm" svg:y1="8.411cm" svg:x2="18.647cm" svg:y2="6.851cm">
            <text:p/>
          </draw:line>
          <draw:line draw:style-name="gr4" draw:text-style-name="P1" draw:layer="layout" svg:x1="18.842cm" svg:y1="8.104cm" svg:x2="18.842cm" svg:y2="7.185cm">
            <text:p/>
          </draw:line>
          <draw:line draw:style-name="gr4" draw:text-style-name="P1" draw:layer="layout" svg:x1="19.065cm" svg:y1="7.882cm" svg:x2="19.065cm" svg:y2="7.408cm">
            <text:p/>
          </draw:line>
        </draw:g>
        <draw:connector draw:style-name="gr3" draw:text-style-name="P1" draw:layer="layout" svg:x1="9.732cm" svg:y1="7.631cm" svg:x2="11.042cm" svg:y2="7.631cm" draw:start-shape="id12" draw:start-glue-point="1" draw:end-shape="id13" draw:end-glue-point="3">
          <text:p/>
        </draw:connector>
        <draw:connector draw:style-name="gr3" draw:text-style-name="P1" draw:layer="layout" svg:x1="13.632cm" svg:y1="7.631cm" svg:x2="14.842cm" svg:y2="7.631cm" draw:start-shape="id13" draw:start-glue-point="1" draw:end-shape="id14" draw:end-glue-point="3">
          <text:p/>
        </draw:connector>
        <draw:connector draw:style-name="gr3" draw:text-style-name="P1" draw:layer="layout" svg:x1="17.432cm" svg:y1="7.631cm" svg:x2="18.647cm" svg:y2="7.631cm" draw:start-shape="id14" draw:start-glue-point="1" draw:end-shape="id15" draw:end-glue-point="3">
          <text:p/>
        </draw:connector>
        <draw:custom-shape draw:style-name="gr1" draw:text-style-name="P1" draw:id="id16" draw:layer="layout" svg:width="2.59cm" svg:height="1.866cm" svg:x="7.142cm" svg:y="10.29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49cm" svg:y1="11.23cm" svg:x2="7.142cm" svg:y2="11.231cm" draw:start-shape="id5" draw:start-glue-point="10" draw:end-shape="id16" draw:end-glue-point="3">
          <text:p/>
        </draw:connector>
        <draw:custom-shape draw:style-name="gr5" draw:text-style-name="P1" draw:id="id17" draw:layer="layout" svg:width="2.59cm" svg:height="1.866cm" svg:x="11.042cm" svg:y="10.2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2.59cm" svg:height="1.866cm" svg:x="14.842cm" svg:y="10.2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2.59cm" svg:height="1.866cm" svg:x="18.642cm" svg:y="10.298cm">
          <text:p/>
          <draw:enhanced-geometry svg:viewBox="0 0 21600 21600" draw:type="rectangle" draw:enhanced-path="M 0 0 L 21600 0 21600 21600 0 21600 0 0 Z N"/>
        </draw:custom-shape>
        <draw:g draw:id="id20">
          <draw:line draw:style-name="gr4" draw:text-style-name="P1" draw:layer="layout" svg:x1="22.847cm" svg:y1="12.011cm" svg:x2="22.847cm" svg:y2="10.451cm">
            <text:p/>
          </draw:line>
          <draw:line draw:style-name="gr4" draw:text-style-name="P1" draw:layer="layout" svg:x1="23.042cm" svg:y1="11.704cm" svg:x2="23.042cm" svg:y2="10.785cm">
            <text:p/>
          </draw:line>
          <draw:line draw:style-name="gr4" draw:text-style-name="P1" draw:layer="layout" svg:x1="23.265cm" svg:y1="11.482cm" svg:x2="23.265cm" svg:y2="11.008cm">
            <text:p/>
          </draw:line>
        </draw:g>
        <draw:connector draw:style-name="gr3" draw:text-style-name="P1" draw:layer="layout" svg:x1="9.732cm" svg:y1="11.231cm" svg:x2="11.042cm" svg:y2="11.231cm" draw:start-shape="id16" draw:start-glue-point="1" draw:end-shape="id17" draw:end-glue-point="3">
          <text:p/>
        </draw:connector>
        <draw:connector draw:style-name="gr3" draw:text-style-name="P1" draw:layer="layout" svg:x1="13.632cm" svg:y1="11.231cm" svg:x2="14.842cm" svg:y2="11.231cm" draw:start-shape="id17" draw:start-glue-point="1" draw:end-shape="id18" draw:end-glue-point="3">
          <text:p/>
        </draw:connector>
        <draw:connector draw:style-name="gr3" draw:text-style-name="P1" draw:layer="layout" svg:x1="17.432cm" svg:y1="11.231cm" svg:x2="18.642cm" svg:y2="11.231cm" draw:start-shape="id18" draw:start-glue-point="1" draw:end-shape="id19" draw:end-glue-point="3">
          <text:p/>
        </draw:connector>
        <draw:connector draw:style-name="gr3" draw:text-style-name="P1" draw:layer="layout" svg:x1="21.232cm" svg:y1="11.231cm" svg:x2="22.847cm" svg:y2="11.231cm" draw:start-shape="id19" draw:start-glue-point="1" draw:end-shape="id20" draw:end-glue-point="3">
          <text:p/>
        </draw:connector>
        <draw:connector draw:style-name="gr3" draw:text-style-name="P1" draw:layer="layout" svg:x1="12.337cm" svg:y1="10.298cm" svg:x2="16.137cm" svg:y2="8.564cm" draw:start-shape="id17" draw:start-glue-point="0" draw:end-shape="id14" draw:end-glue-point="2">
          <text:p/>
        </draw:connector>
        <draw:custom-shape draw:style-name="gr1" draw:text-style-name="P1" draw:id="id21" draw:layer="layout" svg:width="2.59cm" svg:height="1.866cm" svg:x="7.142cm" svg:y="13.98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49cm" svg:y1="14.918cm" svg:x2="7.142cm" svg:y2="14.919cm" draw:start-shape="id6" draw:start-glue-point="10" draw:end-shape="id21" draw:end-glue-point="3">
          <text:p/>
        </draw:connector>
        <draw:custom-shape draw:style-name="gr1" draw:text-style-name="P1" draw:id="id22" draw:layer="layout" svg:width="2.59cm" svg:height="1.866cm" svg:x="11.042cm" svg:y="13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3" draw:layer="layout" svg:width="2.59cm" svg:height="1.866cm" svg:x="14.842cm" svg:y="13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2.59cm" svg:height="1.866cm" svg:x="18.642cm" svg:y="13.986cm">
          <text:p/>
          <draw:enhanced-geometry svg:viewBox="0 0 21600 21600" draw:type="rectangle" draw:enhanced-path="M 0 0 L 21600 0 21600 21600 0 21600 0 0 Z N"/>
        </draw:custom-shape>
        <draw:g draw:id="id26">
          <draw:line draw:style-name="gr4" draw:text-style-name="P1" draw:layer="layout" svg:x1="26.347cm" svg:y1="15.699cm" svg:x2="26.347cm" svg:y2="14.139cm">
            <text:p/>
          </draw:line>
          <draw:line draw:style-name="gr4" draw:text-style-name="P1" draw:layer="layout" svg:x1="26.542cm" svg:y1="15.392cm" svg:x2="26.542cm" svg:y2="14.473cm">
            <text:p/>
          </draw:line>
          <draw:line draw:style-name="gr4" draw:text-style-name="P1" draw:layer="layout" svg:x1="26.765cm" svg:y1="15.17cm" svg:x2="26.765cm" svg:y2="14.696cm">
            <text:p/>
          </draw:line>
        </draw:g>
        <draw:connector draw:style-name="gr3" draw:text-style-name="P1" draw:layer="layout" svg:x1="9.732cm" svg:y1="14.919cm" svg:x2="11.042cm" svg:y2="14.919cm" draw:start-shape="id21" draw:start-glue-point="1" draw:end-shape="id22" draw:end-glue-point="3">
          <text:p/>
        </draw:connector>
        <draw:connector draw:style-name="gr3" draw:text-style-name="P1" draw:layer="layout" svg:x1="13.632cm" svg:y1="14.919cm" svg:x2="14.842cm" svg:y2="14.919cm" draw:start-shape="id22" draw:start-glue-point="1" draw:end-shape="id23" draw:end-glue-point="3">
          <text:p/>
        </draw:connector>
        <draw:connector draw:style-name="gr3" draw:text-style-name="P1" draw:layer="layout" svg:x1="17.432cm" svg:y1="14.919cm" svg:x2="18.642cm" svg:y2="14.919cm" draw:start-shape="id23" draw:start-glue-point="1" draw:end-shape="id24" draw:end-glue-point="3">
          <text:p/>
        </draw:connector>
        <draw:connector draw:style-name="gr3" draw:text-style-name="P1" draw:layer="layout" svg:x1="21.232cm" svg:y1="14.919cm" svg:x2="22.442cm" svg:y2="14.919cm" draw:start-shape="id24" draw:start-glue-point="1" draw:end-shape="id25" draw:end-glue-point="3">
          <text:p/>
        </draw:connector>
        <draw:custom-shape draw:style-name="gr1" draw:text-style-name="P1" draw:id="id25" draw:layer="layout" svg:width="2.59cm" svg:height="1.866cm" svg:x="22.442cm" svg:y="13.98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032cm" svg:y1="14.919cm" svg:x2="26.347cm" svg:y2="14.919cm" draw:start-shape="id25" draw:start-glue-point="1" draw:end-shape="id26" draw:end-glue-point="3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9-06-10T12:24:00</meta:creation-date>
    <dc:date>2009-06-10T12:35:46</dc:date>
    <dc:language>en-US</dc:language>
    <meta:editing-cycles>3</meta:editing-cycles>
    <meta:editing-duration>PT11M50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